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AE000001AE80931187.png" manifest:media-type="image/png"/>
  <manifest:file-entry manifest:full-path="Pictures/10000000000001A100000272F6E9249D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71cm" svg:height="22.083cm" svg:x="3.421cm" svg:y="3.967cm">
          <draw:image xlink:href="Pictures/10000000000001A100000272F6E9249D.jpg" xlink:type="simple" xlink:show="embed" xlink:actuate="onLoad" draw:mime-type="image/jpeg">
            <text:p/>
          </draw:image>
        </draw:frame>
        <draw:frame draw:style-name="gr1" draw:text-style-name="P1" draw:layer="layout" svg:width="5.25cm" svg:height="6cm" svg:x="7.5cm" svg:y="8.5cm">
          <draw:image xlink:href="Pictures/10000001000001AE000001AE809311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23:46:53.592502923</meta:creation-date>
    <meta:editing-cycles>1</meta:editing-cycles>
    <meta:editing-duration>PT2M33S</meta:editing-duration>
    <dc:date>2024-03-01T23:49:24.247313475</dc:date>
    <meta:document-statistic meta:object-count="2"/>
    <meta:generator>LibreOffice/7.6.4.1$Linux_X86_64 LibreOffice_project/60$Build-1</meta:generator>
  </office:meta>
</office:document-meta>
</file>